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9283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5346in"/>
    </style:style>
    <style:style style:name="co18" style:family="table-column">
      <style:table-column-properties fo:break-before="auto" style:column-width="2.0744in"/>
    </style:style>
    <style:style style:name="co19" style:family="table-column">
      <style:table-column-properties fo:break-before="auto" style:column-width="2.170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0.7882in"/>
    </style:style>
    <style:style style:name="co23" style:family="table-column">
      <style:table-column-properties fo:break-before="auto" style:column-width="1.3138in"/>
    </style:style>
    <style:style style:name="co24" style:family="table-column">
      <style:table-column-properties fo:break-before="auto" style:column-width="1.4016in"/>
    </style:style>
    <style:style style:name="co25" style:family="table-column">
      <style:table-column-properties fo:break-before="auto" style:column-width="0.9874in"/>
    </style:style>
    <style:style style:name="co26" style:family="table-column">
      <style:table-column-properties fo:break-before="auto" style:column-width="1.2937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1.9618in"/>
    </style:style>
    <style:style style:name="co29" style:family="table-column">
      <style:table-column-properties fo:break-before="auto" style:column-width="2.0555in"/>
    </style:style>
    <style:style style:name="co30" style:family="table-column">
      <style:table-column-properties fo:break-before="auto" style:column-width="1.0783in"/>
    </style:style>
    <style:style style:name="co31" style:family="table-column">
      <style:table-column-properties fo:break-before="auto" style:column-width="1.6398in"/>
    </style:style>
    <style:style style:name="co32" style:family="table-column">
      <style:table-column-properties fo:break-before="auto" style:column-width="1.4362in"/>
    </style:style>
    <style:style style:name="co33" style:family="table-column">
      <style:table-column-properties fo:break-before="auto" style:column-width="1.5917in"/>
    </style:style>
    <style:style style:name="co34" style:family="table-column">
      <style:table-column-properties fo:break-before="auto" style:column-width="1.3in"/>
    </style:style>
    <style:style style:name="co35" style:family="table-column">
      <style:table-column-properties fo:break-before="auto" style:column-width="1.6799in"/>
    </style:style>
    <style:style style:name="co36" style:family="table-column">
      <style:table-column-properties fo:break-before="auto" style:column-width="1.561in"/>
    </style:style>
    <style:style style:name="co37" style:family="table-column">
      <style:table-column-properties fo:break-before="auto" style:column-width="1.6457in"/>
    </style:style>
    <style:style style:name="co38" style:family="table-column">
      <style:table-column-properties fo:break-before="auto" style:column-width="1.9362in"/>
    </style:style>
    <style:style style:name="co39" style:family="table-column">
      <style:table-column-properties fo:break-before="auto" style:column-width="2.1429in"/>
    </style:style>
    <style:style style:name="co40" style:family="table-column">
      <style:table-column-properties fo:break-before="auto" style:column-width="1.7701in"/>
    </style:style>
    <style:style style:name="co41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0.8925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6000" number:language="en" number:country="US">
      <number:number number:min-integer-digits="1"/>
    </number:number-style>
    <style:style style:name="ce1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6000">
      <style:table-cell-properties fo:background-color="#ffff00"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5" style:family="table-cell" style:parent-style-name="Default" style:data-style-name="N16000"/>
    <style:style style:name="ce6" style:family="table-cell" style:parent-style-name="Default" style:data-style-name="N16000">
      <style:table-cell-properties fo:background-color="#ffff00"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0pt" style:font-size-asian="10pt" style:font-size-complex="10pt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0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0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8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29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3" style:family="table-cell" style:parent-style-name="Default">
      <style:table-cell-properties fo:background-color="transparent"/>
      <style:text-properties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cc0000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cc0000" style:font-name="Calibri" fo:font-size="10pt" style:font-size-asian="10pt" style:font-size-complex="10pt"/>
    </style:style>
    <style:style style:name="ce3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9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in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5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6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7" style:family="table-cell" style:parent-style-name="Default" style:data-style-name="N1600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8" style:family="table-cell" style:parent-style-name="Default" style:data-style-name="N1600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6000">
      <style:table-cell-properties style:text-align-source="fix" style:repeat-content="false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ext-properties style:font-name="Calibri" fo:font-size="10pt" style:font-size-asian="10pt" style:font-size-complex="10pt"/>
    </style:style>
    <style:style style:name="ce51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 style:data-style-name="N16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8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12" table:number-columns-repeated="2" table:default-cell-style-name="ce9"/>
        <table:table-column table:style-name="co14" table:default-cell-style-name="ce9"/>
        <table:table-column table:style-name="co5" table:default-cell-style-name="ce9"/>
        <table:table-column table:style-name="co15" table:number-columns-repeated="3" table:default-cell-style-name="ce9"/>
        <table:table-column table:style-name="co8" table:number-columns-repeated="2" table:default-cell-style-name="ce9"/>
        <table:table-column table:style-name="co16" table:number-columns-repeated="2" table:default-cell-style-name="ce9"/>
        <table:table-column table:style-name="co8" table:number-columns-repeated="3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0" table:default-cell-style-name="ce9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number-columns-repeated="2" table:default-cell-style-name="ce43"/>
        <table:table-column table:style-name="co28" table:default-cell-style-name="ce43"/>
        <table:table-column table:style-name="co29" table:default-cell-style-name="ce43"/>
        <table:table-column table:style-name="co27" table:default-cell-style-name="ce43"/>
        <table:table-column table:style-name="co28" table:default-cell-style-name="ce43"/>
        <table:table-column table:style-name="co20" table:number-columns-repeated="2" table:default-cell-style-name="ce43"/>
        <table:table-column table:style-name="co8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33" table:default-cell-style-name="ce43"/>
        <table:table-column table:style-name="co30" table:number-columns-repeated="2" table:default-cell-style-name="ce43"/>
        <table:table-column table:style-name="co34" table:number-columns-repeated="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number-columns-repeated="2" table:default-cell-style-name="ce43"/>
        <table:table-column table:style-name="co31" table:default-cell-style-name="ce43"/>
        <table:table-column table:style-name="co32" table:default-cell-style-name="ce43"/>
        <table:table-column table:style-name="co33" table:default-cell-style-name="ce43"/>
        <table:table-column table:style-name="co27" table:number-columns-repeated="4" table:default-cell-style-name="ce43"/>
        <table:table-column table:style-name="co28" table:default-cell-style-name="ce43"/>
        <table:table-column table:style-name="co29" table:default-cell-style-name="ce43"/>
        <table:table-column table:style-name="co28" table:default-cell-style-name="ce43"/>
        <table:table-column table:style-name="co29" table:default-cell-style-name="ce43"/>
        <table:table-column table:style-name="co27" table:default-cell-style-name="ce43"/>
        <table:table-column table:style-name="co28" table:default-cell-style-name="ce43"/>
        <table:table-column table:style-name="co20" table:number-columns-repeated="2" table:default-cell-style-name="Default"/>
        <table:table-column table:style-name="co8" table:default-cell-style-name="Default"/>
        <table:table-column table:style-name="co30" table:number-columns-repeated="3" table:default-cell-style-name="Default"/>
        <table:table-column table:style-name="co34" table:number-columns-repeated="6" table:default-cell-style-name="Default"/>
        <table:table-column table:style-name="co37" table:number-columns-repeated="3" table:default-cell-style-name="Default"/>
        <table:table-column table:style-name="co38" table:number-columns-repeated="6" table:default-cell-style-name="Default"/>
        <table:table-column table:style-name="co39" table:number-columns-repeated="3" table:default-cell-style-name="Default"/>
        <table:table-column table:style-name="co40" table:number-columns-repeated="15" table:default-cell-style-name="Default"/>
        <table:table-column table:style-name="co41" table:number-columns-repeated="886" table:default-cell-style-name="ce9"/>
        <table:table-column table:style-name="co42" table:number-columns-repeated="15" table:default-cell-style-name="Default"/>
        <table:table-column table:style-name="co41" table:number-columns-repeated="3" table:default-cell-style-name="Default"/>
        <table:table-row table:style-name="ro1">
          <table:table-cell table:style-name="ce1" office:value-type="string">
            <text:p>#specification</text:p>
          </table:table-cell>
          <table:table-cell table:style-name="ce1" table:number-columns-repeated="84"/>
          <table:table-cell table:number-columns-repeated="35"/>
          <table:table-cell table:style-name="Default" table:number-columns-repeated="4"/>
          <table:table-cell table:style-name="ce1" table:number-columns-repeated="886"/>
          <table:table-cell table:number-columns-repeated="14"/>
        </table:table-row>
        <table:table-row table:style-name="ro1">
          <table:table-cell table:style-name="ce2" office:value-type="string">
            <text:p>RANK</text:p>
          </table:table-cell>
          <table:table-cell table:style-name="ce10" office:value-type="float" office:value="1">
            <text:p>1</text:p>
          </table:table-cell>
          <table:table-cell table:style-name="ce10" table:formula="of:=[.B2]+1" office:value-type="float" office:value="2">
            <text:p>2</text:p>
          </table:table-cell>
          <table:table-cell table:style-name="ce10" table:formula="of:=[.C2]+1" office:value-type="float" office:value="3">
            <text:p>3</text:p>
          </table:table-cell>
          <table:table-cell table:style-name="ce10" table:formula="of:=[.D2]+1" office:value-type="float" office:value="4">
            <text:p>4</text:p>
          </table:table-cell>
          <table:table-cell table:style-name="ce10" table:formula="of:=[.E2]+1" office:value-type="float" office:value="5">
            <text:p>5</text:p>
          </table:table-cell>
          <table:table-cell table:style-name="ce10" table:formula="of:=[.F2]+1" office:value-type="float" office:value="6">
            <text:p>6</text:p>
          </table:table-cell>
          <table:table-cell table:style-name="ce10" table:formula="of:=[.G2]+1" office:value-type="float" office:value="7">
            <text:p>7</text:p>
          </table:table-cell>
          <table:table-cell table:style-name="ce10" table:formula="of:=[.H2]+1" office:value-type="float" office:value="8">
            <text:p>8</text:p>
          </table:table-cell>
          <table:table-cell table:style-name="ce10" table:formula="of:=[.I2]+1" office:value-type="float" office:value="9">
            <text:p>9</text:p>
          </table:table-cell>
          <table:table-cell table:style-name="ce10" table:formula="of:=[.J2]+1" office:value-type="float" office:value="10">
            <text:p>10</text:p>
          </table:table-cell>
          <table:table-cell table:style-name="ce10" table:formula="of:=[.K2]+1" office:value-type="float" office:value="11">
            <text:p>11</text:p>
          </table:table-cell>
          <table:table-cell table:style-name="ce10" table:formula="of:=[.L2]+1" office:value-type="float" office:value="12">
            <text:p>12</text:p>
          </table:table-cell>
          <table:table-cell table:style-name="ce10" table:formula="of:=[.M2]+1" office:value-type="float" office:value="13">
            <text:p>13</text:p>
          </table:table-cell>
          <table:table-cell table:style-name="ce10" table:formula="of:=[.N2]+1" office:value-type="float" office:value="14">
            <text:p>14</text:p>
          </table:table-cell>
          <table:table-cell table:style-name="ce10" table:formula="of:=[.O2]+1" office:value-type="float" office:value="15">
            <text:p>15</text:p>
          </table:table-cell>
          <table:table-cell table:style-name="ce10" table:formula="of:=[.P2]+1" office:value-type="float" office:value="16">
            <text:p>16</text:p>
          </table:table-cell>
          <table:table-cell table:style-name="ce10" table:formula="of:=[.Q2]+1" office:value-type="float" office:value="17">
            <text:p>17</text:p>
          </table:table-cell>
          <table:table-cell table:style-name="ce10" table:formula="of:=[.R2]+1" office:value-type="float" office:value="18">
            <text:p>18</text:p>
          </table:table-cell>
          <table:table-cell table:style-name="ce10" table:formula="of:=[.S2]+1" office:value-type="float" office:value="19">
            <text:p>19</text:p>
          </table:table-cell>
          <table:table-cell table:style-name="ce10" table:formula="of:=[.T2]+1" office:value-type="float" office:value="20">
            <text:p>20</text:p>
          </table:table-cell>
          <table:table-cell table:style-name="ce10" table:formula="of:=[.U2]+1" office:value-type="float" office:value="21">
            <text:p>21</text:p>
          </table:table-cell>
          <table:table-cell table:style-name="ce10" table:formula="of:=[.V2]+1" office:value-type="float" office:value="22">
            <text:p>22</text:p>
          </table:table-cell>
          <table:table-cell table:style-name="ce10" table:formula="of:=[.W2]+1" office:value-type="float" office:value="23">
            <text:p>23</text:p>
          </table:table-cell>
          <table:table-cell table:style-name="ce10" table:formula="of:=[.X2]+1" office:value-type="float" office:value="24">
            <text:p>24</text:p>
          </table:table-cell>
          <table:table-cell table:style-name="ce10" table:formula="of:=[.Y2]+1" office:value-type="float" office:value="25">
            <text:p>25</text:p>
          </table:table-cell>
          <table:table-cell table:style-name="ce10" table:formula="of:=[.Z2]+1" office:value-type="float" office:value="26">
            <text:p>26</text:p>
          </table:table-cell>
          <table:table-cell table:style-name="ce10" table:formula="of:=[.AA2]+1" office:value-type="float" office:value="27">
            <text:p>27</text:p>
          </table:table-cell>
          <table:table-cell table:style-name="ce10" table:formula="of:=[.AB2]+1" office:value-type="float" office:value="28">
            <text:p>28</text:p>
          </table:table-cell>
          <table:table-cell table:style-name="ce10" table:formula="of:=[.AC2]+1" office:value-type="float" office:value="29">
            <text:p>29</text:p>
          </table:table-cell>
          <table:table-cell table:style-name="ce10" table:formula="of:=[.AD2]+1" office:value-type="float" office:value="30">
            <text:p>30</text:p>
          </table:table-cell>
          <table:table-cell table:style-name="ce10" table:formula="of:=[.AE2]+1" office:value-type="float" office:value="31">
            <text:p>31</text:p>
          </table:table-cell>
          <table:table-cell table:style-name="ce10" table:formula="of:=[.AF2]+1" office:value-type="float" office:value="32">
            <text:p>32</text:p>
          </table:table-cell>
          <table:table-cell table:style-name="ce10" table:formula="of:=[.AG2]+1" office:value-type="float" office:value="33">
            <text:p>33</text:p>
          </table:table-cell>
          <table:table-cell table:style-name="ce10" table:formula="of:=[.AH2]+1" office:value-type="float" office:value="34">
            <text:p>34</text:p>
          </table:table-cell>
          <table:table-cell table:style-name="ce10" table:formula="of:=[.AI2]+1" office:value-type="float" office:value="35">
            <text:p>35</text:p>
          </table:table-cell>
          <table:table-cell table:style-name="ce10" table:formula="of:=[.AJ2]+1" office:value-type="float" office:value="36">
            <text:p>36</text:p>
          </table:table-cell>
          <table:table-cell table:style-name="ce10" table:formula="of:=[.AK2]+1" office:value-type="float" office:value="37">
            <text:p>37</text:p>
          </table:table-cell>
          <table:table-cell table:style-name="ce10" table:formula="of:=[.AL2]+1" office:value-type="float" office:value="38">
            <text:p>38</text:p>
          </table:table-cell>
          <table:table-cell table:style-name="ce10" table:formula="of:=[.AM2]+1" office:value-type="float" office:value="39">
            <text:p>39</text:p>
          </table:table-cell>
          <table:table-cell table:style-name="ce10" table:formula="of:=[.AN2]+1" office:value-type="float" office:value="40">
            <text:p>40</text:p>
          </table:table-cell>
          <table:table-cell table:style-name="ce10" table:formula="of:=[.AO2]+1" office:value-type="float" office:value="41">
            <text:p>41</text:p>
          </table:table-cell>
          <table:table-cell table:style-name="ce10" table:formula="of:=[.AP2]+1" office:value-type="float" office:value="42">
            <text:p>42</text:p>
          </table:table-cell>
          <table:table-cell table:style-name="ce10" table:formula="of:=[.AQ2]+1" office:value-type="float" office:value="43">
            <text:p>43</text:p>
          </table:table-cell>
          <table:table-cell table:style-name="ce10" table:formula="of:=[.AR2]+1" office:value-type="float" office:value="44">
            <text:p>44</text:p>
          </table:table-cell>
          <table:table-cell table:style-name="ce10" table:formula="of:=[.AS2]+1" office:value-type="float" office:value="45">
            <text:p>45</text:p>
          </table:table-cell>
          <table:table-cell table:style-name="ce10" table:formula="of:=[.AT2]+1" office:value-type="float" office:value="46">
            <text:p>46</text:p>
          </table:table-cell>
          <table:table-cell table:style-name="ce10" table:formula="of:=[.AU2]+1" office:value-type="float" office:value="47">
            <text:p>47</text:p>
          </table:table-cell>
          <table:table-cell table:style-name="ce10" table:formula="of:=[.AV2]+1" office:value-type="float" office:value="48">
            <text:p>48</text:p>
          </table:table-cell>
          <table:table-cell table:style-name="ce10" table:formula="of:=[.AW2]+1" office:value-type="float" office:value="49">
            <text:p>49</text:p>
          </table:table-cell>
          <table:table-cell table:style-name="ce10" table:formula="of:=[.AX2]+1" office:value-type="float" office:value="50">
            <text:p>50</text:p>
          </table:table-cell>
          <table:table-cell table:style-name="ce10" table:formula="of:=[.AY2]+1" office:value-type="float" office:value="51">
            <text:p>51</text:p>
          </table:table-cell>
          <table:table-cell table:style-name="ce10" table:formula="of:=[.AZ2]+1" office:value-type="float" office:value="52">
            <text:p>52</text:p>
          </table:table-cell>
          <table:table-cell table:style-name="ce10" table:formula="of:=[.BA2]+1" office:value-type="float" office:value="53">
            <text:p>53</text:p>
          </table:table-cell>
          <table:table-cell table:style-name="ce10" table:formula="of:=[.BB2]+1" office:value-type="float" office:value="54">
            <text:p>54</text:p>
          </table:table-cell>
          <table:table-cell table:style-name="ce10" table:formula="of:=[.BC2]+1" office:value-type="float" office:value="55">
            <text:p>55</text:p>
          </table:table-cell>
          <table:table-cell table:style-name="ce10" table:formula="of:=[.BD2]+1" office:value-type="float" office:value="56">
            <text:p>56</text:p>
          </table:table-cell>
          <table:table-cell table:style-name="ce10" table:formula="of:=[.BE2]+1" office:value-type="float" office:value="57">
            <text:p>57</text:p>
          </table:table-cell>
          <table:table-cell table:style-name="ce10" table:formula="of:=[.BF2]+1" office:value-type="float" office:value="58">
            <text:p>58</text:p>
          </table:table-cell>
          <table:table-cell table:style-name="ce10" table:formula="of:=[.BG2]+1" office:value-type="float" office:value="59">
            <text:p>59</text:p>
          </table:table-cell>
          <table:table-cell table:style-name="ce10" table:formula="of:=[.BH2]+1" office:value-type="float" office:value="60">
            <text:p>60</text:p>
          </table:table-cell>
          <table:table-cell table:style-name="ce10" table:formula="of:=[.BI2]+1" office:value-type="float" office:value="61">
            <text:p>61</text:p>
          </table:table-cell>
          <table:table-cell table:style-name="ce10" table:formula="of:=[.BJ2]+1" office:value-type="float" office:value="62">
            <text:p>62</text:p>
          </table:table-cell>
          <table:table-cell table:style-name="ce10" table:formula="of:=[.BK2]+1" office:value-type="float" office:value="63">
            <text:p>63</text:p>
          </table:table-cell>
          <table:table-cell table:style-name="ce10" table:formula="of:=[.BL2]+1" office:value-type="float" office:value="64">
            <text:p>64</text:p>
          </table:table-cell>
          <table:table-cell table:style-name="ce10" table:formula="of:=[.BM2]+1" office:value-type="float" office:value="65">
            <text:p>65</text:p>
          </table:table-cell>
          <table:table-cell table:style-name="ce10" table:formula="of:=[.BN2]+1" office:value-type="float" office:value="66">
            <text:p>66</text:p>
          </table:table-cell>
          <table:table-cell table:style-name="ce10" table:formula="of:=[.BO2]+1" office:value-type="float" office:value="67">
            <text:p>67</text:p>
          </table:table-cell>
          <table:table-cell table:style-name="ce10" table:formula="of:=[.BP2]+1" office:value-type="float" office:value="68">
            <text:p>68</text:p>
          </table:table-cell>
          <table:table-cell table:style-name="ce10" table:formula="of:=[.BQ2]+1" office:value-type="float" office:value="69">
            <text:p>69</text:p>
          </table:table-cell>
          <table:table-cell table:style-name="ce10" table:formula="of:=[.BR2]+1" office:value-type="float" office:value="70">
            <text:p>70</text:p>
          </table:table-cell>
          <table:table-cell table:style-name="ce10" table:formula="of:=[.BS2]+1" office:value-type="float" office:value="71">
            <text:p>71</text:p>
          </table:table-cell>
          <table:table-cell table:style-name="ce10" table:formula="of:=[.BT2]+1" office:value-type="float" office:value="72">
            <text:p>72</text:p>
          </table:table-cell>
          <table:table-cell table:style-name="ce10" table:formula="of:=[.BT2]+1" office:value-type="float" office:value="72">
            <text:p>72</text:p>
          </table:table-cell>
          <table:table-cell table:style-name="ce10" table:formula="of:=[.BU2]+1" office:value-type="float" office:value="73">
            <text:p>73</text:p>
          </table:table-cell>
          <table:table-cell table:style-name="ce10" table:formula="of:=[.BW2]+1" office:value-type="float" office:value="74">
            <text:p>74</text:p>
          </table:table-cell>
          <table:table-cell table:style-name="ce10" table:formula="of:=[.BX2]+1" office:value-type="float" office:value="75">
            <text:p>75</text:p>
          </table:table-cell>
          <table:table-cell table:style-name="ce10" table:formula="of:=[.BY2]+1" office:value-type="float" office:value="76">
            <text:p>76</text:p>
          </table:table-cell>
          <table:table-cell table:style-name="ce10" table:formula="of:=[.BZ2]+1" office:value-type="float" office:value="77">
            <text:p>77</text:p>
          </table:table-cell>
          <table:table-cell table:style-name="ce10" table:formula="of:=[.CA2]+1" office:value-type="float" office:value="78">
            <text:p>78</text:p>
          </table:table-cell>
          <table:table-cell table:style-name="ce10" table:formula="of:=[.CB2]+1" office:value-type="float" office:value="79">
            <text:p>79</text:p>
          </table:table-cell>
          <table:table-cell table:number-columns-repeated="39"/>
          <table:table-cell table:style-name="ce10" table:number-columns-repeated="886"/>
          <table:table-cell table:number-columns-repeated="18"/>
        </table:table-row>
        <table:table-row table:style-name="ro2">
          <table:table-cell table:style-name="ce2" office:value-type="string">
            <text:p>VERBATIM</text:p>
          </table:table-cell>
          <table:table-cell table:style-name="ce11" office:value-type="string">
            <text:p>part mode</text:p>
          </table:table-cell>
          <table:table-cell table:style-name="ce11" office:value-type="string">
            <text:p>part texture</text:p>
          </table:table-cell>
          <table:table-cell table:style-name="ce11" office:value-type="string">
            <text:p>part texture noise</text:p>
          </table:table-cell>
          <table:table-cell table:style-name="ce11" office:value-type="string">
            <text:p>part acc coef</text:p>
          </table:table-cell>
          <table:table-cell table:style-name="ce11" office:value-type="string">
            <text:p>part acc center-x</text:p>
          </table:table-cell>
          <table:table-cell table:style-name="ce11" office:value-type="string">
            <text:p>part acc center-y</text:p>
          </table:table-cell>
          <table:table-cell table:style-name="ce11" office:value-type="string">
            <text:p>radius particle</text:p>
          </table:table-cell>
          <table:table-cell table:style-name="ce11" office:value-type="string">
            <text:p>breathing</text:p>
          </table:table-cell>
          <table:table-cell table:style-name="ce11" office:value-type="string">
            <text:p>repopuplating</text:p>
          </table:table-cell>
          <table:table-cell table:style-name="ce11" office:value-type="string">
            <text:p>repopuplating CA</text:p>
          </table:table-cell>
          <table:table-cell table:style-name="ce11" office:value-type="string">
            <text:p>hidingCoef</text:p>
          </table:table-cell>
          <table:table-cell table:style-name="ce11" office:value-type="string">
            <text:p>Hiding target X</text:p>
          </table:table-cell>
          <table:table-cell table:style-name="ce11" office:value-type="string">
            <text:p>Hiding target Y</text:p>
          </table:table-cell>
          <table:table-cell table:style-name="ce11" office:value-type="string">
            <text:p>drawing stroke</text:p>
          </table:table-cell>
          <table:table-cell table:style-name="ce11" office:value-type="string">
            <text:p>brush ID</text:p>
          </table:table-cell>
          <table:table-cell table:style-name="ce11" office:value-type="string">
            <text:p>brush radius</text:p>
          </table:table-cell>
          <table:table-cell table:style-name="ce11" office:value-type="string">
            <text:p>impact period</text:p>
          </table:table-cell>
          <table:table-cell table:style-name="ce11" office:value-type="string">
            <text:p>impact random</text:p>
          </table:table-cell>
          <table:table-cell table:style-name="ce11" office:value-type="string">
            <text:p>impact_X</text:p>
          </table:table-cell>
          <table:table-cell table:style-name="ce11" office:value-type="string">
            <text:p>impact_Y</text:p>
          </table:table-cell>
          <table:table-cell table:style-name="ce11" office:value-type="string">
            <text:p>palette </text:p>
          </table:table-cell>
          <table:table-cell table:style-name="ce11" office:value-type="string">
            <text:p>R color</text:p>
          </table:table-cell>
          <table:table-cell table:style-name="ce11" office:value-type="string">
            <text:p>G color</text:p>
          </table:table-cell>
          <table:table-cell table:style-name="ce11" office:value-type="string">
            <text:p>B color</text:p>
          </table:table-cell>
          <table:table-cell table:style-name="ce11" office:value-type="string">
            <text:p>A color</text:p>
          </table:table-cell>
          <table:table-cell table:style-name="ce11" office:value-type="string">
            <text:p>CA type</text:p>
          </table:table-cell>
          <table:table-cell table:style-name="ce11" office:value-type="string">
            <text:p>CA subtype</text:p>
          </table:table-cell>
          <table:table-cell table:style-name="ce11" office:value-type="string">
            <text:p>clear</text:p>
          </table:table-cell>
          <table:table-cell table:style-name="ce11" office:value-type="string">
            <text:p>invert</text:p>
          </table:table-cell>
          <table:table-cell table:style-name="ce11" office:value-type="string">
            <text:p>cursor size</text:p>
          </table:table-cell>
          <table:table-cell table:style-name="ce11" office:value-type="string">
            <text:p>echo</text:p>
          </table:table-cell>
          <table:table-cell table:style-name="ce11" office:value-type="string">
            <text:p>echo neg</text:p>
          </table:table-cell>
          <table:table-cell table:style-name="ce11" office:value-type="string">
            <text:p>color music</text:p>
          </table:table-cell>
          <table:table-cell table:style-name="ce11" office:value-type="string">
            <text:p>part music</text:p>
          </table:table-cell>
          <table:table-cell table:style-name="ce11" office:value-type="string">
            <text:p>brush radius music</text:p>
          </table:table-cell>
          <table:table-cell table:style-name="ce11" office:value-type="string">
            <text:p>CA decay sign (+decay -incay)</text:p>
          </table:table-cell>
          <table:table-cell table:style-name="ce11" office:value-type="string">
            <text:p>track0 decay sign (+decay -incay)</text:p>
          </table:table-cell>
          <table:table-cell table:style-name="ce11" office:value-type="string">
            <text:p>CA decay</text:p>
          </table:table-cell>
          <table:table-cell table:style-name="ce11" office:value-type="string">
            <text:p>track0 decay</text:p>
          </table:table-cell>
          <table:table-cell table:style-name="ce11" office:value-type="string">
            <text:p>CA weight</text:p>
          </table:table-cell>
          <table:table-cell table:style-name="ce11" office:value-type="string">
            <text:p>track0 weight</text:p>
          </table:table-cell>
          <table:table-cell table:style-name="ce11" office:value-type="string">
            <text:p>display lookAt target</text:p>
          </table:table-cell>
          <table:table-cell table:style-name="ce11" office:value-type="string">
            <text:p>with_mesh</text:p>
          </table:table-cell>
          <table:table-cell table:style-name="ce11" office:value-type="string">
            <text:p>scene dimming</text:p>
          </table:table-cell>
          <table:table-cell table:style-name="ce39" office:value-type="string">
            <text:p>projCenterX Right</text:p>
          </table:table-cell>
          <table:table-cell table:style-name="ce39" office:value-type="string">
            <text:p>projCenterY Right</text:p>
          </table:table-cell>
          <table:table-cell table:style-name="ce39" office:value-type="string">
            <text:p>projCenterZ Right</text:p>
          </table:table-cell>
          <table:table-cell table:style-name="ce39" office:value-type="string">
            <text:p>projKeystoneXTop</text:p>
          </table:table-cell>
          <table:table-cell table:style-name="ce39" office:value-type="string">
            <text:p>projKeystoneXBottom</text:p>
          </table:table-cell>
          <table:table-cell table:style-name="ce39" office:value-type="string">
            <text:p>projKeystoneY</text:p>
          </table:table-cell>
          <table:table-cell table:style-name="ce39" office:value-type="string">
            <text:p>proj up vector 2nd comp</text:p>
          </table:table-cell>
          <table:table-cell table:number-columns-repeated="3" table:style-name="ce39" office:value-type="string">
            <text:p>proj eye location Right</text:p>
          </table:table-cell>
          <table:table-cell table:style-name="ce39" office:value-type="string">
            <text:p>projection width at 1m</text:p>
          </table:table-cell>
          <table:table-cell table:style-name="ce39" office:value-type="string">
            <text:p>projection top at 1m</text:p>
          </table:table-cell>
          <table:table-cell table:style-name="ce39" office:value-type="string">
            <text:p>projection bottom at 1m</text:p>
          </table:table-cell>
          <table:table-cell table:style-name="ce39" office:value-type="string">
            <text:p>projCenterX Left</text:p>
          </table:table-cell>
          <table:table-cell table:style-name="ce39" office:value-type="string">
            <text:p>projCenterY Left</text:p>
          </table:table-cell>
          <table:table-cell table:style-name="ce39" office:value-type="string">
            <text:p>projCenterZ Left</text:p>
          </table:table-cell>
          <table:table-cell table:style-name="ce39" office:value-type="string">
            <text:p>proj2KeystoneXTop</text:p>
          </table:table-cell>
          <table:table-cell table:style-name="ce39" office:value-type="string">
            <text:p>proj2KeystoneXBottom</text:p>
          </table:table-cell>
          <table:table-cell table:style-name="ce39" office:value-type="string">
            <text:p>proj2KeystoneY</text:p>
          </table:table-cell>
          <table:table-cell table:style-name="ce39" office:value-type="string">
            <text:p>proj up vector 2nd comp</text:p>
          </table:table-cell>
          <table:table-cell table:number-columns-repeated="3" table:style-name="ce39" office:value-type="string">
            <text:p>proj2 eye location Left</text:p>
          </table:table-cell>
          <table:table-cell table:style-name="ce39" office:value-type="string">
            <text:p>projection width at 1m</text:p>
          </table:table-cell>
          <table:table-cell table:style-name="ce39" office:value-type="string">
            <text:p>projection top at 1m</text:p>
          </table:table-cell>
          <table:table-cell table:style-name="ce39" office:value-type="string">
            <text:p>projection bottom at 1m</text:p>
          </table:table-cell>
          <table:table-cell table:style-name="ce39" office:value-type="string">
            <text:p>texture width min</text:p>
          </table:table-cell>
          <table:table-cell table:style-name="ce39" office:value-type="string">
            <text:p>texture width max</text:p>
          </table:table-cell>
          <table:table-cell table:style-name="ce39" office:value-type="string">
            <text:p>texture height min</text:p>
          </table:table-cell>
          <table:table-cell table:style-name="ce39" office:value-type="string">
            <text:p>texture height max</text:p>
          </table:table-cell>
          <table:table-cell table:style-name="ce39" office:value-type="string">
            <text:p>texture width min border</text:p>
          </table:table-cell>
          <table:table-cell table:style-name="ce39" office:value-type="string">
            <text:p>texture width max border</text:p>
          </table:table-cell>
          <table:table-cell table:style-name="ce39" office:value-type="string">
            <text:p>texture height min border</text:p>
          </table:table-cell>
          <table:table-cell table:style-name="ce39" office:value-type="string">
            <text:p>texture height max border</text:p>
          </table:table-cell>
          <table:table-cell table:style-name="ce39" office:value-type="string">
            <text:p>mesh junction point</text:p>
          </table:table-cell>
          <table:table-cell table:style-name="ce39" office:value-type="string">
            <text:p>texture width min border</text:p>
          </table:table-cell>
          <table:table-cell table:number-columns-repeated="39"/>
          <table:table-cell table:style-name="ce49" table:number-columns-repeated="886"/>
          <table:table-cell table:number-columns-repeated="18"/>
        </table:table-row>
        <table:table-row table:style-name="ro1">
          <table:table-cell table:style-name="ce2" office:value-type="string">
            <text:p>TYPE</text:p>
          </table:table-cell>
          <table:table-cell table:style-name="ce12" office:value-type="string">
            <text:p>int</text:p>
          </table:table-cell>
          <table:table-cell table:number-columns-repeated="12" table:style-name="ce12" office:value-type="string">
            <text:p>float</text:p>
          </table:table-cell>
          <table:table-cell table:number-columns-repeated="2" table:style-name="ce12" office:value-type="string">
            <text:p>int </text:p>
          </table:table-cell>
          <table:table-cell table:style-name="ce12" office:value-type="string">
            <text:p>float</text:p>
          </table:table-cell>
          <table:table-cell table:style-name="ce12" office:value-type="string">
            <text:p>int </text:p>
          </table:table-cell>
          <table:table-cell table:style-name="ce12" office:value-type="string">
            <text:p>bool</text:p>
          </table:table-cell>
          <table:table-cell table:number-columns-repeated="7" table:style-name="ce12" office:value-type="string">
            <text:p>float</text:p>
          </table:table-cell>
          <table:table-cell table:number-columns-repeated="2" table:style-name="ce12" office:value-type="string">
            <text:p>int</text:p>
          </table:table-cell>
          <table:table-cell table:number-columns-repeated="2" table:style-name="ce12" office:value-type="string">
            <text:p>bool</text:p>
          </table:table-cell>
          <table:table-cell table:style-name="ce12" office:value-type="string">
            <text:p>int</text:p>
          </table:table-cell>
          <table:table-cell table:number-columns-repeated="5" table:style-name="ce12" office:value-type="string">
            <text:p>float</text:p>
          </table:table-cell>
          <table:table-cell table:number-columns-repeated="2" table:style-name="ce12" office:value-type="string">
            <text:p>sign</text:p>
          </table:table-cell>
          <table:table-cell table:number-columns-repeated="4" table:style-name="ce12" office:value-type="string">
            <text:p>float</text:p>
          </table:table-cell>
          <table:table-cell table:number-columns-repeated="2" table:style-name="ce12" office:value-type="string">
            <text:p>bool</text:p>
          </table:table-cell>
          <table:table-cell table:style-name="ce12" office:value-type="string">
            <text:p>float</text:p>
          </table:table-cell>
          <table:table-cell table:number-columns-repeated="36" table:style-name="ce40" office:value-type="string">
            <text:p>float</text:p>
          </table:table-cell>
          <table:table-cell table:number-columns-repeated="39"/>
          <table:table-cell table:style-name="ce50" table:number-columns-repeated="886"/>
          <table:table-cell table:number-columns-repeated="18"/>
        </table:table-row>
        <table:table-row table:style-name="ro1">
          <table:table-cell table:style-name="ce3" office:value-type="string">
            <text:p>ID</text:p>
          </table:table-cell>
          <table:table-cell table:style-name="ce13" office:value-type="string">
            <text:p>particleMode</text:p>
          </table:table-cell>
          <table:table-cell table:style-name="ce13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3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3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3" office:value-type="string">
            <text:p>FUNCTION</text:p>
          </table:table-cell>
          <table:table-cell table:style-name="ce13" office:value-type="string">
            <text:p>NULL</text:p>
          </table:table-cell>
          <table:table-cell table:style-name="ce13" office:value-type="string">
            <text:p>particle_texture_ID_callBack</text:p>
          </table:table-cell>
          <table:table-cell table:number-columns-repeated="11" table:style-name="ce13" office:value-type="string">
            <text:p>NULL</text:p>
          </table:table-cell>
          <table:table-cell table:style-name="ce33" office:value-type="string">
            <text:p>currentDrawingStroke_callBack</text:p>
          </table:table-cell>
          <table:table-cell table:number-columns-repeated="4" table:style-name="ce13" office:value-type="string">
            <text:p>NULL</text:p>
          </table:table-cell>
          <table:table-cell table:style-name="ce33" office:value-type="string">
            <text:p>impactX_callBack</text:p>
          </table:table-cell>
          <table:table-cell table:style-name="ce33" office:value-type="string">
            <text:p>impactY_callBack</text:p>
          </table:table-cell>
          <table:table-cell table:number-columns-repeated="7" table:style-name="ce13" office:value-type="string">
            <text:p>NULL</text:p>
          </table:table-cell>
          <table:table-cell table:style-name="ce36" office:value-type="string">
            <text:p>clearAllLayers_callBack</text:p>
          </table:table-cell>
          <table:table-cell table:number-columns-repeated="16" table:style-name="ce13" office:value-type="string">
            <text:p>NULL</text:p>
          </table:table-cell>
          <table:table-cell table:number-columns-repeated="36" table:style-name="ce41" office:value-type="string">
            <text:p>NULL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3" office:value-type="string">
            <text:p><text:s text:c="71"/></text:p>
          </table:table-cell>
          <table:table-cell table:style-name="ce13" office:value-type="string">
            <text:p>particleMode_can</text:p>
          </table:table-cell>
          <table:table-cell table:style-name="ce13" office:value-type="string">
            <text:p>particle_texture_ID_can</text:p>
          </table:table-cell>
          <table:table-cell table:style-name="ce13" office:value-type="string">
            <text:p>particle_texture_noise_can</text:p>
          </table:table-cell>
          <table:table-cell table:style-name="ce13" office:value-type="string">
            <text:p>partAccCoef_can</text:p>
          </table:table-cell>
          <table:table-cell table:style-name="ce27" office:value-type="string">
            <text:p>partAccCenterX_can</text:p>
          </table:table-cell>
          <table:table-cell table:style-name="ce31" office:value-type="string">
            <text:p>partAccCenterY_can</text:p>
          </table:table-cell>
          <table:table-cell table:style-name="ce13" office:value-type="string">
            <text:p>radiusParticle_can</text:p>
          </table:table-cell>
          <table:table-cell table:style-name="ce13" office:value-type="string">
            <text:p>breathing_can</text:p>
          </table:table-cell>
          <table:table-cell table:style-name="ce13" office:value-type="string">
            <text:p>repopulating_can</text:p>
          </table:table-cell>
          <table:table-cell table:style-name="ce13" office:value-type="string">
            <text:p>repopulatingCA_can</text:p>
          </table:table-cell>
          <table:table-cell table:style-name="ce13" office:value-type="string">
            <text:p>hidingCoef_can</text:p>
          </table:table-cell>
          <table:table-cell table:style-name="ce13" office:value-type="string">
            <text:p>hidingX_can</text:p>
          </table:table-cell>
          <table:table-cell table:style-name="ce13" office:value-type="string">
            <text:p>hidingY_can</text:p>
          </table:table-cell>
          <table:table-cell table:style-name="ce32" office:value-type="string">
            <text:p>NULL</text:p>
          </table:table-cell>
          <table:table-cell table:style-name="ce13" office:value-type="string">
            <text:p>brushID_can</text:p>
          </table:table-cell>
          <table:table-cell table:style-name="ce13" office:value-type="string">
            <text:p>brushRadius_can</text:p>
          </table:table-cell>
          <table:table-cell table:style-name="ce13" office:value-type="string">
            <text:p>impact_period_can</text:p>
          </table:table-cell>
          <table:table-cell table:style-name="ce13" office:value-type="string">
            <text:p>impact_random_can</text:p>
          </table:table-cell>
          <table:table-cell table:style-name="ce13" office:value-type="string">
            <text:p>impactX_can</text:p>
          </table:table-cell>
          <table:table-cell table:style-name="ce13" office:value-type="string">
            <text:p>impactY_can</text:p>
          </table:table-cell>
          <table:table-cell table:style-name="ce13" office:value-type="string">
            <text:p>RGBspectrum_can</text:p>
          </table:table-cell>
          <table:table-cell table:style-name="ce13" office:value-type="string">
            <text:p>local_color_r_can</text:p>
          </table:table-cell>
          <table:table-cell table:number-columns-repeated="2" table:style-name="ce13" office:value-type="string">
            <text:p>NULL</text:p>
          </table:table-cell>
          <table:table-cell table:style-name="ce13" office:value-type="string">
            <text:p>local_color_a_can</text:p>
          </table:table-cell>
          <table:table-cell table:style-name="ce13" office:value-type="string">
            <text:p>CAType_can</text:p>
          </table:table-cell>
          <table:table-cell table:style-name="ce13" office:value-type="string">
            <text:p>CASubType_can</text:p>
          </table:table-cell>
          <table:table-cell table:style-name="ce13" office:value-type="string">
            <text:p>NULL</text:p>
          </table:table-cell>
          <table:table-cell table:style-name="ce13" office:value-type="string">
            <text:p>invertAllLayers_can</text:p>
          </table:table-cell>
          <table:table-cell table:style-name="ce13" office:value-type="string">
            <text:p>NULL</text:p>
          </table:table-cell>
          <table:table-cell table:style-name="ce13" office:value-type="string">
            <text:p>echo_can</text:p>
          </table:table-cell>
          <table:table-cell table:style-name="ce13" office:value-type="string">
            <text:p>echoNeg_can</text:p>
          </table:table-cell>
          <table:table-cell table:style-name="ce13" office:value-type="string">
            <text:p>color_spectrum_coef_can</text:p>
          </table:table-cell>
          <table:table-cell table:style-name="ce13" office:value-type="string">
            <text:p>part_acc_attack_coef_can</text:p>
          </table:table-cell>
          <table:table-cell table:style-name="ce13" office:value-type="string">
            <text:p>brush_radius_vol_coef_can</text:p>
          </table:table-cell>
          <table:table-cell table:style-name="ce13" office:value-type="string">
            <text:p>CAdecay_sign_can</text:p>
          </table:table-cell>
          <table:table-cell table:style-name="ce13" office:value-type="string">
            <text:p>trackdecay_sign_0_can</text:p>
          </table:table-cell>
          <table:table-cell table:style-name="ce13" office:value-type="string">
            <text:p>CAdecay_can</text:p>
          </table:table-cell>
          <table:table-cell table:style-name="ce13" office:value-type="string">
            <text:p>trackdecay_0_can</text:p>
          </table:table-cell>
          <table:table-cell table:style-name="ce13" office:value-type="string">
            <text:p>CAweight_can</text:p>
          </table:table-cell>
          <table:table-cell table:style-name="ce13" office:value-type="string">
            <text:p>trackweight_0_can</text:p>
          </table:table-cell>
          <table:table-cell table:style-name="ce13" office:value-type="string">
            <text:p>isDisplayLookAt_can</text:p>
          </table:table-cell>
          <table:table-cell table:style-name="ce13" office:value-type="string">
            <text:p>with_mesh_can</text:p>
          </table:table-cell>
          <table:table-cell table:style-name="ce13" office:value-type="string">
            <text:p>blendTransp_can</text:p>
          </table:table-cell>
          <table:table-cell table:number-columns-repeated="36" table:style-name="ce41" office:value-type="string">
            <text:p>NULL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2" office:value-type="string">
            <text:p>CHAR-</text:p>
          </table:table-cell>
          <table:table-cell table:number-columns-repeated="80" table:style-name="ce14" office:value-type="string">
            <text:p>*</text:p>
          </table:table-cell>
          <table:table-cell table:number-columns-repeated="39"/>
          <table:table-cell table:style-name="ce14" table:number-columns-repeated="886"/>
          <table:table-cell table:number-columns-repeated="18"/>
        </table:table-row>
        <table:table-row table:style-name="ro1">
          <table:table-cell table:style-name="ce2" office:value-type="string">
            <text:p>CHAR+</text:p>
          </table:table-cell>
          <table:table-cell table:number-columns-repeated="80" table:style-name="ce14" office:value-type="string">
            <text:p>*</text:p>
          </table:table-cell>
          <table:table-cell table:number-columns-repeated="39"/>
          <table:table-cell table:style-name="ce14" table:number-columns-repeated="886"/>
          <table:table-cell table:number-columns-repeated="18"/>
        </table:table-row>
        <table:table-row table:style-name="ro1">
          <table:table-cell table:style-name="ce2" office:value-type="string">
            <text:p>STEP-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24" office:value-type="string">
            <text:p>-0.1</text:p>
          </table:table-cell>
          <table:table-cell table:number-columns-repeated="4" table:style-name="ce14" office:value-type="string">
            <text:p>-0.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3" table:style-name="ce14" office:value-type="string">
            <text:p>-0.1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0">
            <text:p>-10</text:p>
          </table:table-cell>
          <table:table-cell table:style-name="ce14" office:value-type="string">
            <text:p>-0.1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string">
            <text:p>-0.1</text:p>
          </table:table-cell>
          <table:table-cell table:number-columns-repeated="5" table:style-name="ce14" office:value-type="float" office:value="-1">
            <text:p>-1</text:p>
          </table:table-cell>
          <table:table-cell table:number-columns-repeated="2" table:style-name="ce24" office:value-type="string">
            <text:p>-0.001</text:p>
          </table:table-cell>
          <table:table-cell table:number-columns-repeated="2" table:style-name="ce14" office:value-type="string">
            <text:p>-0.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-0.1</text:p>
          </table:table-cell>
          <table:table-cell table:number-columns-repeated="3" table:style-name="ce42" office:value-type="float" office:value="-1">
            <text:p>-1</text:p>
          </table:table-cell>
          <table:table-cell table:number-columns-repeated="10" table:style-name="ce42" office:value-type="string">
            <text:p>-0.1</text:p>
          </table:table-cell>
          <table:table-cell table:number-columns-repeated="3" table:style-name="ce42" office:value-type="float" office:value="-1">
            <text:p>-1</text:p>
          </table:table-cell>
          <table:table-cell table:number-columns-repeated="10" table:style-name="ce42" office:value-type="string">
            <text:p>-0.1</text:p>
          </table:table-cell>
          <table:table-cell table:number-columns-repeated="10" table:style-name="ce42" office:value-type="float" office:value="-1">
            <text:p>-1</text:p>
          </table:table-cell>
          <table:table-cell table:number-columns-repeated="39"/>
          <table:table-cell table:style-name="ce14" table:number-columns-repeated="886"/>
          <table:table-cell table:number-columns-repeated="18"/>
        </table:table-row>
        <table:table-row table:style-name="ro1">
          <table:table-cell table:style-name="ce2" office:value-type="string">
            <text:p>STEP+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4" office:value-type="string">
            <text:p>0.1</text:p>
          </table:table-cell>
          <table:table-cell table:number-columns-repeated="4" table:style-name="ce14" office:value-type="string">
            <text:p>0.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 table:style-name="ce14" office:value-type="string">
            <text:p>0.1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0">
            <text:p>10</text:p>
          </table:table-cell>
          <table:table-cell table:style-name="ce14" office:value-type="string">
            <text:p>0.1</text:p>
          </table:table-cell>
          <table:table-cell table:number-columns-repeated="6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string">
            <text:p>0.1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2" table:style-name="ce24" office:value-type="string">
            <text:p>0.001</text:p>
          </table:table-cell>
          <table:table-cell table:number-columns-repeated="2" table:style-name="ce14" office:value-type="string">
            <text:p>0.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string">
            <text:p>0.1</text:p>
          </table:table-cell>
          <table:table-cell table:number-columns-repeated="3" table:style-name="ce42" office:value-type="float" office:value="1">
            <text:p>1</text:p>
          </table:table-cell>
          <table:table-cell table:number-columns-repeated="10" table:style-name="ce42" office:value-type="string">
            <text:p>0.1</text:p>
          </table:table-cell>
          <table:table-cell table:number-columns-repeated="3" table:style-name="ce42" office:value-type="float" office:value="1">
            <text:p>1</text:p>
          </table:table-cell>
          <table:table-cell table:number-columns-repeated="4" table:style-name="ce42" office:value-type="string">
            <text:p>0.1</text:p>
          </table:table-cell>
          <table:table-cell table:style-name="ce42" office:value-type="float" office:value="9">
            <text:p>9</text:p>
          </table:table-cell>
          <table:table-cell table:number-columns-repeated="2" table:style-name="ce42" office:value-type="string">
            <text:p>3.5</text:p>
          </table:table-cell>
          <table:table-cell table:number-columns-repeated="3" table:style-name="ce42" office:value-type="string">
            <text:p>0.1</text:p>
          </table:table-cell>
          <table:table-cell table:number-columns-repeated="10" table:style-name="ce42" office:value-type="float" office:value="1">
            <text:p>1</text:p>
          </table:table-cell>
          <table:table-cell table:number-columns-repeated="39"/>
          <table:table-cell table:style-name="ce14" table:number-columns-repeated="886"/>
          <table:table-cell table:number-columns-repeated="18"/>
        </table:table-row>
        <table:table-row table:style-name="ro1">
          <table:table-cell table:style-name="ce2" office:value-type="string">
            <text:p>MIN OR EQUAL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-9999">
            <text:p>-9999</text:p>
          </table:table-cell>
          <table:table-cell table:number-columns-repeated="4" table:style-name="ce14" office:value-type="string">
            <text:p>0.0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3" table:style-name="ce14" office:value-type="string">
            <text:p>0.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500">
            <text:p>5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9999">
            <text:p>-9999</text:p>
          </table:table-cell>
          <table:table-cell table:number-columns-repeated="14"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-9999">
            <text:p>-9999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3" table:style-name="ce42" office:value-type="float" office:value="-9999">
            <text:p>-9999</text:p>
          </table:table-cell>
          <table:table-cell table:number-columns-repeated="3" table:style-name="ce42" office:value-type="string">
            <text:p>0.1</text:p>
          </table:table-cell>
          <table:table-cell table:style-name="ce42" office:value-type="float" office:value="-1">
            <text:p>-1</text:p>
          </table:table-cell>
          <table:table-cell table:style-name="ce42" office:value-type="float" office:value="11">
            <text:p>11</text:p>
          </table:table-cell>
          <table:table-cell table:number-columns-repeated="2" table:style-name="ce42" office:value-type="string">
            <text:p>5.5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3" table:style-name="ce42" office:value-type="float" office:value="-9999">
            <text:p>-9999</text:p>
          </table:table-cell>
          <table:table-cell table:number-columns-repeated="3" table:style-name="ce42" office:value-type="string">
            <text:p>0.1</text:p>
          </table:table-cell>
          <table:table-cell table:style-name="ce42" office:value-type="float" office:value="-1">
            <text:p>-1</text:p>
          </table:table-cell>
          <table:table-cell table:style-name="ce42" office:value-type="float" office:value="11">
            <text:p>11</text:p>
          </table:table-cell>
          <table:table-cell table:number-columns-repeated="2" table:style-name="ce42" office:value-type="string">
            <text:p>5.5</text:p>
          </table:table-cell>
          <table:table-cell table:number-columns-repeated="13" table:style-name="ce42" office:value-type="float" office:value="0">
            <text:p>0</text:p>
          </table:table-cell>
          <table:table-cell table:number-columns-repeated="39"/>
          <table:table-cell table:style-name="ce14" table:number-columns-repeated="886"/>
          <table:table-cell table:number-columns-repeated="18"/>
        </table:table-row>
        <table:table-row table:style-name="ro1">
          <table:table-cell table:style-name="ce2" office:value-type="string">
            <text:p>MAX OR EQUA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999">
            <text:p>9999</text:p>
          </table:table-cell>
          <table:table-cell table:number-columns-repeated="2" table:style-name="ce14" office:value-type="string">
            <text:p>1.0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number-columns-repeated="2" table:style-name="ce14" office:value-type="float" office:value="10">
            <text:p>10</text:p>
          </table:table-cell>
          <table:table-cell table:number-columns-repeated="3" table:style-name="ce14" office:value-type="string">
            <text:p>1.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9999">
            <text:p>9999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500">
            <text:p>1500</text:p>
          </table:table-cell>
          <table:table-cell table:style-name="ce14" office:value-type="float" office:value="256">
            <text:p>256</text:p>
          </table:table-cell>
          <table:table-cell table:style-name="ce14" office:value-type="float" office:value="9999">
            <text:p>9999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2">
            <text:p>4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 table:style-name="ce14" office:value-type="float" office:value="9999">
            <text:p>9999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9999">
            <text:p>9999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3" table:style-name="ce42" office:value-type="float" office:value="9999">
            <text:p>9999</text:p>
          </table:table-cell>
          <table:table-cell table:number-columns-repeated="3" table:style-name="ce42" office:value-type="string">
            <text:p>10.0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 office:value-type="string">
            <text:p>10.0</text:p>
          </table:table-cell>
          <table:table-cell table:number-columns-repeated="3" table:style-name="ce42" office:value-type="float" office:value="10">
            <text:p>10</text:p>
          </table:table-cell>
          <table:table-cell table:number-columns-repeated="3" table:style-name="ce42" office:value-type="float" office:value="9999">
            <text:p>9999</text:p>
          </table:table-cell>
          <table:table-cell table:number-columns-repeated="3" table:style-name="ce42" office:value-type="string">
            <text:p>10.0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 office:value-type="string">
            <text:p>10.0</text:p>
          </table:table-cell>
          <table:table-cell table:number-columns-repeated="3" table:style-name="ce42" office:value-type="float" office:value="10">
            <text:p>10</text:p>
          </table:table-cell>
          <table:table-cell table:number-columns-repeated="10" table:style-name="ce42" office:value-type="float" office:value="9999">
            <text:p>9999</text:p>
          </table:table-cell>
          <table:table-cell table:number-columns-repeated="39"/>
          <table:table-cell table:style-name="ce14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#comment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i(initial) l(inear) c(osine) s(tepwise + nb steps) n(one)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<text:s text:c="4"/>&lt;scenario nb_scenes="<text:span text:style-name="T1">9</text:span>"&gt;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<text:s text:c="6"/>&lt;initial_values&gt;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4" office:value-type="string">
            <text:p>#INITIALIZATION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5"/>
          <table:table-cell table:style-name="ce15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17" office:value-type="string">
            <text:p>0.5</text:p>
          </table:table-cell>
          <table:table-cell table:style-name="ce17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15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3">
            <text:p>3</text:p>
          </table:table-cell>
          <table:table-cell table:number-columns-repeated="4"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1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style-name="ce5" table:number-columns-repeated="21"/>
          <table:table-cell table:style-name="ce48" table:number-columns-repeated="910"/>
          <table:table-cell table:style-name="ce5" table:number-columns-repeated="12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32"/>
          <table:table-cell table:style-name="ce7"/>
          <table:table-cell table:style-name="ce1" table:number-columns-repeated="11"/>
          <table:table-cell table:number-columns-repeated="6"/>
          <table:table-cell table:style-name="Default"/>
          <table:table-cell table:number-columns-repeated="68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<text:s text:c="6"/>&lt;/initial_values&gt;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<text:s text:c="6"/>&lt;scene id="2Givre-marbre" duration="60"&gt; <text:s/>&lt;!-- 150 --&gt;</text:p>
          </table:table-cell>
          <table:table-cell table:style-name="ce1" table:number-columns-repeated="4"/>
          <table:table-cell table:style-name="ce28" table:number-columns-repeated="2"/>
          <table:table-cell table:style-name="ce1" table:number-columns-repeated="38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8" table:number-columns-repeated="2"/>
          <table:table-cell table:style-name="ce1" table:number-columns-repeated="38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Enervement-Givre-marbre <text:s text:c="6"/>8 <text:s text:c="3"/>(18 - mort de peur)</text:p>
          </table:table-cell>
          <table:table-cell table:number-columns-repeated="80" table:style-name="ce16" office:value-type="string">
            <text:p>Enervement-Givre-marbre</text:p>
          </table:table-cell>
          <table:table-cell table:style-name="ce7" table:number-columns-repeated="39"/>
          <table:table-cell table:style-name="ce52" table:number-columns-repeated="886"/>
          <table:table-cell table:style-name="ce7"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20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25" office:value-type="string">
            <text:p>partAccCenterX</text:p>
          </table:table-cell>
          <table:table-cell table:style-name="ce25" office:value-type="string">
            <text:p>partAccCenterY</text:p>
          </table:table-cell>
          <table:table-cell table:style-name="ce20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20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20" office:value-type="string">
            <text:p>echo</text:p>
          </table:table-cell>
          <table:table-cell table:style-name="ce20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17" office:value-type="string">
            <text:p>0.5</text:p>
          </table:table-cell>
          <table:table-cell table:style-name="ce17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15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3">
            <text:p>3</text:p>
          </table:table-cell>
          <table:table-cell table:number-columns-repeated="4"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1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style-name="ce21" office:value-type="string">
            <text:p>6.0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007</text:p>
          </table:table-cell>
          <table:table-cell table:style-name="ce26" office:value-type="string">
            <text:p>0.5</text:p>
          </table:table-cell>
          <table:table-cell table:style-name="ce26" office:value-type="string">
            <text:p>0.6</text:p>
          </table:table-cell>
          <table:table-cell table:style-name="ce23" office:value-type="string">
            <text:p>0.8</text:p>
          </table:table-cell>
          <table:table-cell table:style-name="ce7" office:value-type="string">
            <text:p>0.0</text:p>
          </table:table-cell>
          <table:table-cell table:style-name="ce23" office:value-type="string">
            <text:p>0.9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3" office:value-type="string">
            <text:p>0.05</text:p>
          </table:table-cell>
          <table:table-cell table:style-name="ce23" office:value-type="string">
            <text:p>0.00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8" table:style-name="ce8" office:value-type="string">
            <text:p>s</text:p>
          </table:table-cell>
          <table:table-cell table:style-name="ce8" office:value-type="string">
            <text:p>l</text:p>
          </table:table-cell>
          <table:table-cell table:number-columns-repeated="21" table:style-name="ce8" office:value-type="string">
            <text:p>s</text:p>
          </table:table-cell>
          <table:table-cell table:number-columns-repeated="2" table:style-name="ce37" office:value-type="string">
            <text:p>l</text:p>
          </table:table-cell>
          <table:table-cell table:number-columns-repeated="12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1Pluie" duration="100000"&gt; <text:s/>&lt;!-- 150 --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Pluie</text:p>
          </table:table-cell>
          <table:table-cell table:number-columns-repeated="4" table:style-name="ce16" office:value-type="string">
            <text:p>Pluie</text:p>
          </table:table-cell>
          <table:table-cell table:number-columns-repeated="2" table:style-name="ce29" office:value-type="string">
            <text:p>Pluie</text:p>
          </table:table-cell>
          <table:table-cell table:number-columns-repeated="74" table:style-name="ce16" office:value-type="string">
            <text:p>Pluie</text:p>
          </table:table-cell>
          <table:table-cell table:number-columns-repeated="39"/>
          <table:table-cell table:style-name="ce49" table:number-columns-repeated="886"/>
          <table:table-cell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20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25" office:value-type="string">
            <text:p>partAccCenterX</text:p>
          </table:table-cell>
          <table:table-cell table:style-name="ce25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20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3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style-name="ce22" office:value-type="string">
            <text:p>0.5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03</text:p>
          </table:table-cell>
          <table:table-cell table:style-name="ce17" office:value-type="string">
            <text:p>0.5</text:p>
          </table:table-cell>
          <table:table-cell table:style-name="ce17" office:value-type="string">
            <text:p>0.6</text:p>
          </table:table-cell>
          <table:table-cell table:style-name="ce15" office:value-type="string">
            <text:p>0.5</text:p>
          </table:table-cell>
          <table:table-cell table:style-name="ce15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3">
            <text:p>3</text:p>
          </table:table-cell>
          <table:table-cell table:number-columns-repeated="4"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string">
            <text:p>0.26</text:p>
          </table:table-cell>
          <table:table-cell table:style-name="ce15" office:value-type="string">
            <text:p>0.045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1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style-name="ce23" office:value-type="string">
            <text:p>0.5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03</text:p>
          </table:table-cell>
          <table:table-cell table:style-name="ce26" office:value-type="string">
            <text:p>0.5</text:p>
          </table:table-cell>
          <table:table-cell table:style-name="ce26" office:value-type="string">
            <text:p>0.6</text:p>
          </table:table-cell>
          <table:table-cell table:style-name="ce7" office:value-type="string">
            <text:p>0.5</text:p>
          </table:table-cell>
          <table:table-cell table:style-name="ce7" office:value-type="string">
            <text:p>0.0</text:p>
          </table:table-cell>
          <table:table-cell table:style-name="ce23" office:value-type="string">
            <text:p>0.1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0.26</text:p>
          </table:table-cell>
          <table:table-cell table:style-name="ce7" office:value-type="string">
            <text:p>0.04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4" table:style-name="ce8" office:value-type="string">
            <text:p>s</text:p>
          </table:table-cell>
          <table:table-cell table:number-columns-repeated="2" table:style-name="ce30" office:value-type="string">
            <text:p>s</text:p>
          </table:table-cell>
          <table:table-cell table:number-columns-repeated="38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"/>
          <table:table-cell table:style-name="ce28" table:number-columns-repeated="2"/>
          <table:table-cell table:style-name="ce1" table:number-columns-repeated="38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"/>
          <table:table-cell table:style-name="ce28" table:number-columns-repeated="2"/>
          <table:table-cell table:style-name="ce1" table:number-columns-repeated="38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3Scintillement-respiration" duration="100000"&gt; <text:s/>&lt;!-- 150 --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Scintillement-respiration </text:p>
          </table:table-cell>
          <table:table-cell table:number-columns-repeated="80" table:style-name="ce16" office:value-type="string">
            <text:p>Scintillement-respiration</text:p>
          </table:table-cell>
          <table:table-cell table:style-name="ce7" table:number-columns-repeated="39"/>
          <table:table-cell table:style-name="ce52" table:number-columns-repeated="886"/>
          <table:table-cell table:style-name="ce7"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3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25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20" office:value-type="string">
            <text:p>breathing</text:p>
          </table:table-cell>
          <table:table-cell table:style-name="ce20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20" office:value-type="string">
            <text:p>echo</text:p>
          </table:table-cell>
          <table:table-cell table:style-name="ce20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20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20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0.0</text:p>
          </table:table-cell>
          <table:table-cell table:number-columns-repeated="3" table:style-name="ce17" office:value-type="string">
            <text:p>0.5</text:p>
          </table:table-cell>
          <table:table-cell table:style-name="ce17" office:value-type="string">
            <text:p>8.0</text:p>
          </table:table-cell>
          <table:table-cell table:style-name="ce17" office:value-type="string">
            <text:p>0.1</text:p>
          </table:table-cell>
          <table:table-cell table:style-name="ce17" office:value-type="string">
            <text:p>0.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string">
            <text:p>0.25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000">
            <text:p>100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000">
            <text:p>1000</text:p>
          </table:table-cell>
          <table:table-cell table:style-name="ce17" office:value-type="float" office:value="128">
            <text:p>128</text:p>
          </table:table-cell>
          <table:table-cell table:style-name="ce17" office:value-type="float" office:value="3">
            <text:p>3</text:p>
          </table:table-cell>
          <table:table-cell table:number-columns-repeated="4" table:style-name="ce17" office:value-type="string">
            <text:p>1.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7" office:value-type="float" office:value="0">
            <text:p>0</text:p>
          </table:table-cell>
          <table:table-cell table:number-columns-repeated="2" table:style-name="ce38" office:value-type="string">
            <text:p>1.0</text:p>
          </table:table-cell>
          <table:table-cell table:number-columns-repeated="3" table:style-name="ce17" office:value-type="float" office:value="0">
            <text:p>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.0003</text:p>
          </table:table-cell>
          <table:table-cell table:number-columns-repeated="2"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6" office:value-type="string">
            <text:p>0.0</text:p>
          </table:table-cell>
          <table:table-cell table:number-columns-repeated="3" table:style-name="ce7" office:value-type="string">
            <text:p>0.5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0.1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table:style-name="ce21" office:value-type="string">
            <text:p>1.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0003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44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4Moisture" duration="100000"&gt; <text:s/>&lt;!-- 150 --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Moisture</text:p>
          </table:table-cell>
          <table:table-cell table:number-columns-repeated="80" table:style-name="ce18" office:value-type="string">
            <text:p>Moisture</text:p>
          </table:table-cell>
          <table:table-cell table:style-name="ce7" table:number-columns-repeated="39"/>
          <table:table-cell table:style-name="ce52" table:number-columns-repeated="886"/>
          <table:table-cell table:style-name="ce7"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3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3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20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3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0.0</text:p>
          </table:table-cell>
          <table:table-cell table:number-columns-repeated="3" table:style-name="ce15" office:value-type="string">
            <text:p>0.5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style-name="ce19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3">
            <text:p>3</text:p>
          </table:table-cell>
          <table:table-cell table:number-columns-repeated="4"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string">
            <text:p>0.26</text:p>
          </table:table-cell>
          <table:table-cell table:style-name="ce15" office:value-type="string">
            <text:p>0.045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1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0.0</text:p>
          </table:table-cell>
          <table:table-cell table:number-columns-repeated="3" table:style-name="ce7" office:value-type="string">
            <text:p>0.5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style-name="ce21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0.26</text:p>
          </table:table-cell>
          <table:table-cell table:style-name="ce7" office:value-type="string">
            <text:p>0.04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44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5Fur" duration="100000"&gt; <text:s/>&lt;!-- 150 --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Fur <text:s text:c="2"/>5 (5-confiance)</text:p>
          </table:table-cell>
          <table:table-cell table:number-columns-repeated="80" table:style-name="ce16" office:value-type="string">
            <text:p>Fur</text:p>
          </table:table-cell>
          <table:table-cell table:number-columns-repeated="39"/>
          <table:table-cell table:style-name="ce49" table:number-columns-repeated="886"/>
          <table:table-cell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20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20" office:value-type="string">
            <text:p>repopulating</text:p>
          </table:table-cell>
          <table:table-cell table:style-name="ce20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20" office:value-type="string">
            <text:p>echo</text:p>
          </table:table-cell>
          <table:table-cell table:style-name="ce20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20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style-name="ce22" office:value-type="string">
            <text:p>4.7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1</text:p>
          </table:table-cell>
          <table:table-cell table:number-columns-repeated="3" table:style-name="ce15" office:value-type="string">
            <text:p>0.5</text:p>
          </table:table-cell>
          <table:table-cell table:style-name="ce15" office:value-type="string">
            <text:p>0.0</text:p>
          </table:table-cell>
          <table:table-cell table:number-columns-repeated="2" table:style-name="ce19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3">
            <text:p>3</text:p>
          </table:table-cell>
          <table:table-cell table:number-columns-repeated="4"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22" office:value-type="string">
            <text:p>0.133</text:p>
          </table:table-cell>
          <table:table-cell table:style-name="ce22" office:value-type="string">
            <text:p>0.003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22" office:value-type="string">
            <text:p>0.01</text:p>
          </table:table-cell>
          <table:table-cell table:style-name="ce15" office:value-type="string">
            <text:p>0.01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style-name="ce23" office:value-type="string">
            <text:p>4.7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1</text:p>
          </table:table-cell>
          <table:table-cell table:number-columns-repeated="3" table:style-name="ce7" office:value-type="string">
            <text:p>0.5</text:p>
          </table:table-cell>
          <table:table-cell table:style-name="ce7" office:value-type="string">
            <text:p>0.0</text:p>
          </table:table-cell>
          <table:table-cell table:number-columns-repeated="2" table:style-name="ce21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3" office:value-type="string">
            <text:p>0.133</text:p>
          </table:table-cell>
          <table:table-cell table:style-name="ce23" office:value-type="string">
            <text:p>0.007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23" office:value-type="string">
            <text:p>0.01</text:p>
          </table:table-cell>
          <table:table-cell table:style-name="ce7" office:value-type="string">
            <text:p>0.0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44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6Impact-fluid" duration="100000"&gt; <text:s/>&lt;!-- 150 --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Impact-fluid <text:s text:c="4"/>3 <text:s text:c="2"/>(1-paix 1)</text:p>
          </table:table-cell>
          <table:table-cell table:number-columns-repeated="80" table:style-name="ce16" office:value-type="string">
            <text:p>impact-fluid</text:p>
          </table:table-cell>
          <table:table-cell table:number-columns-repeated="39"/>
          <table:table-cell table:style-name="ce49" table:number-columns-repeated="886"/>
          <table:table-cell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20" office:value-type="string">
            <text:p>particle_texture_ID</text:p>
          </table:table-cell>
          <table:table-cell table:style-name="ce20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20" office:value-type="string">
            <text:p>brushRadius</text:p>
          </table:table-cell>
          <table:table-cell table:style-name="ce20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20" office:value-type="string">
            <text:p>RGBspectrum</text:p>
          </table:table-cell>
          <table:table-cell table:style-name="ce20" office:value-type="string">
            <text:p>local_color_r</text:p>
          </table:table-cell>
          <table:table-cell table:style-name="ce20" office:value-type="string">
            <text:p>local_color_g</text:p>
          </table:table-cell>
          <table:table-cell table:style-name="ce20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20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20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20" office:value-type="string">
            <text:p>trackdecay_0</text:p>
          </table:table-cell>
          <table:table-cell table:style-name="ce20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25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15" office:value-type="string">
            <text:p>0.5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15" office:value-type="string">
            <text:p>0.055</text:p>
          </table:table-cell>
          <table:table-cell table:style-name="ce22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style-name="ce23" office:value-type="string">
            <text:p>3.27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0.1</text:p>
          </table:table-cell>
          <table:table-cell table:number-columns-repeated="3" table:style-name="ce7" office:value-type="string">
            <text:p>0.5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23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35" office:value-type="float" office:value="3">
            <text:p>3</text:p>
          </table:table-cell>
          <table:table-cell table:number-columns-repeated="3" table:style-name="ce23" office:value-type="float" office:value="1">
            <text:p>1</text:p>
          </table:table-cell>
          <table:table-cell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3" office:value-type="string">
            <text:p>0.086</text:p>
          </table:table-cell>
          <table:table-cell table:style-name="ce7" office:value-type="string">
            <text:p>0.055</text:p>
          </table:table-cell>
          <table:table-cell table:style-name="ce23" office:value-type="string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0036</text:p>
          </table:table-cell>
          <table:table-cell table:style-name="ce2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44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7Impact-burst" duration="100000"&gt; <text:s/>&lt;!-- 150 --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Impact-burst</text:p>
          </table:table-cell>
          <table:table-cell table:number-columns-repeated="80" table:style-name="ce16" office:value-type="string">
            <text:p>Impact-burst</text:p>
          </table:table-cell>
          <table:table-cell table:number-columns-repeated="39"/>
          <table:table-cell table:style-name="ce49" table:number-columns-repeated="886"/>
          <table:table-cell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20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20" office:value-type="string">
            <text:p>brushID</text:p>
          </table:table-cell>
          <table:table-cell table:style-name="ce20" office:value-type="string">
            <text:p>brushRadius</text:p>
          </table:table-cell>
          <table:table-cell table:style-name="ce20" office:value-type="string">
            <text:p>impact_period</text:p>
          </table:table-cell>
          <table:table-cell table:style-name="ce20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20" office:value-type="string">
            <text:p>local_color_r</text:p>
          </table:table-cell>
          <table:table-cell table:style-name="ce20" office:value-type="string">
            <text:p>local_color_g</text:p>
          </table:table-cell>
          <table:table-cell table:style-name="ce20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20" office:value-type="string">
            <text:p>echo</text:p>
          </table:table-cell>
          <table:table-cell table:style-name="ce20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20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20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25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2</text:p>
          </table:table-cell>
          <table:table-cell table:number-columns-repeated="3" table:style-name="ce15" office:value-type="string">
            <text:p>0.5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3">
            <text:p>3</text:p>
          </table:table-cell>
          <table:table-cell table:number-columns-repeated="3" table:style-name="ce22" office:value-type="string">
            <text:p>0.001</text:p>
          </table:table-cell>
          <table:table-cell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22" office:value-type="string">
            <text:p>0.01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1</text:p>
          </table:table-cell>
          <table:table-cell table:style-name="ce2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2</text:p>
          </table:table-cell>
          <table:table-cell table:number-columns-repeated="3" table:style-name="ce7" office:value-type="string">
            <text:p>0.5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style-name="ce7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0">
            <text:p>100</text:p>
          </table:table-cell>
          <table:table-cell table:style-name="ce7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">
            <text:p>3</text:p>
          </table:table-cell>
          <table:table-cell table:number-columns-repeated="3" table:style-name="ce23" office:value-type="string">
            <text:p>0.001</text:p>
          </table:table-cell>
          <table:table-cell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3" office:value-type="string">
            <text:p>0.086</text:p>
          </table:table-cell>
          <table:table-cell table:style-name="ce23" office:value-type="string">
            <text:p>0.015</text:p>
          </table:table-cell>
          <table:table-cell table:number-columns-repeated="2" table:style-name="ce7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1</text:p>
          </table:table-cell>
          <table:table-cell table:style-name="ce2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44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8Mort-de-peur" duration="100000"&gt; <text:s/>&lt;!-- 150 --&gt;</text:p>
          </table:table-cell>
          <table:table-cell table:style-name="ce1" table:number-columns-repeated="4"/>
          <table:table-cell table:style-name="ce28" table:number-columns-repeated="2"/>
          <table:table-cell table:style-name="ce1" table:number-columns-repeated="38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8" table:number-columns-repeated="2"/>
          <table:table-cell table:style-name="ce1" table:number-columns-repeated="38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Mort-de-peur </text:p>
          </table:table-cell>
          <table:table-cell table:number-columns-repeated="80" table:style-name="ce16" office:value-type="string">
            <text:p>Mort-de-peur</text:p>
          </table:table-cell>
          <table:table-cell table:style-name="ce7" table:number-columns-repeated="39"/>
          <table:table-cell table:style-name="ce52" table:number-columns-repeated="886"/>
          <table:table-cell table:style-name="ce7"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20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25" office:value-type="string">
            <text:p>partAccCenterX</text:p>
          </table:table-cell>
          <table:table-cell table:style-name="ce25" office:value-type="string">
            <text:p>partAccCenterY</text:p>
          </table:table-cell>
          <table:table-cell table:style-name="ce20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20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20" office:value-type="string">
            <text:p>echo</text:p>
          </table:table-cell>
          <table:table-cell table:style-name="ce20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17" office:value-type="string">
            <text:p>0.5</text:p>
          </table:table-cell>
          <table:table-cell table:style-name="ce17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15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3">
            <text:p>3</text:p>
          </table:table-cell>
          <table:table-cell table:number-columns-repeated="4"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1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style-name="ce21" office:value-type="string">
            <text:p>6.0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007</text:p>
          </table:table-cell>
          <table:table-cell table:style-name="ce26" office:value-type="string">
            <text:p>0.5</text:p>
          </table:table-cell>
          <table:table-cell table:style-name="ce26" office:value-type="string">
            <text:p>0.6</text:p>
          </table:table-cell>
          <table:table-cell table:style-name="ce23" office:value-type="string">
            <text:p>0.8</text:p>
          </table:table-cell>
          <table:table-cell table:style-name="ce7" office:value-type="string">
            <text:p>0.0</text:p>
          </table:table-cell>
          <table:table-cell table:style-name="ce23" office:value-type="string">
            <text:p>0.1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3" office:value-type="string">
            <text:p>0.204</text:p>
          </table:table-cell>
          <table:table-cell table:style-name="ce23" office:value-type="string">
            <text:p>0.02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30" table:style-name="ce8" office:value-type="string">
            <text:p>s</text:p>
          </table:table-cell>
          <table:table-cell table:number-columns-repeated="2" table:style-name="ce37" office:value-type="string">
            <text:p>s</text:p>
          </table:table-cell>
          <table:table-cell table:number-columns-repeated="12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scene id="9Impact-peur" duration="100000"&gt; <text:s/>&lt;!-- 150 --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3">
          <table:table-cell table:style-name="ce6" office:value-type="string">
            <text:p>Impact-peur <text:s text:c="4"/>9 <text:s text:c="2"/>(9-peur)</text:p>
          </table:table-cell>
          <table:table-cell table:number-columns-repeated="80" table:style-name="ce16" office:value-type="string">
            <text:p>impact-fluid</text:p>
          </table:table-cell>
          <table:table-cell table:number-columns-repeated="39"/>
          <table:table-cell table:style-name="ce49" table:number-columns-repeated="886"/>
          <table:table-cell table:number-columns-repeated="1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20" office:value-type="string">
            <text:p>particle_texture_ID</text:p>
          </table:table-cell>
          <table:table-cell table:style-name="ce20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32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20" office:value-type="string">
            <text:p>brushRadius</text:p>
          </table:table-cell>
          <table:table-cell table:style-name="ce20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20" office:value-type="string">
            <text:p>RGBspectrum</text:p>
          </table:table-cell>
          <table:table-cell table:style-name="ce20" office:value-type="string">
            <text:p>local_color_r</text:p>
          </table:table-cell>
          <table:table-cell table:style-name="ce20" office:value-type="string">
            <text:p>local_color_g</text:p>
          </table:table-cell>
          <table:table-cell table:style-name="ce20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20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20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20" office:value-type="string">
            <text:p>trackdecay_0</text:p>
          </table:table-cell>
          <table:table-cell table:style-name="ce20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25" office:value-type="string">
            <text:p>blendTransp</text:p>
          </table:table-cell>
          <table:table-cell table:style-name="ce41" office:value-type="string">
            <text:p>projCenterX</text:p>
          </table:table-cell>
          <table:table-cell table:style-name="ce41" office:value-type="string">
            <text:p>projCenterY</text:p>
          </table:table-cell>
          <table:table-cell table:style-name="ce41" office:value-type="string">
            <text:p>projCenterZ</text:p>
          </table:table-cell>
          <table:table-cell table:style-name="ce41" office:value-type="string">
            <text:p>projKeystoneXTop</text:p>
          </table:table-cell>
          <table:table-cell table:style-name="ce41" office:value-type="string">
            <text:p>projKeystoneXBottom</text:p>
          </table:table-cell>
          <table:table-cell table:style-name="ce41" office:value-type="string">
            <text:p>projKeystoneY</text:p>
          </table:table-cell>
          <table:table-cell table:style-name="ce41" office:value-type="string">
            <text:p>projUpY</text:p>
          </table:table-cell>
          <table:table-cell table:style-name="ce41" office:value-type="string">
            <text:p>projLocX</text:p>
          </table:table-cell>
          <table:table-cell table:style-name="ce41" office:value-type="string">
            <text:p>projLocY</text:p>
          </table:table-cell>
          <table:table-cell table:style-name="ce41" office:value-type="string">
            <text:p>projLocZ</text:p>
          </table:table-cell>
          <table:table-cell table:style-name="ce41" office:value-type="string">
            <text:p>projWidthAt1m</text:p>
          </table:table-cell>
          <table:table-cell table:style-name="ce41" office:value-type="string">
            <text:p>projTopAt1m</text:p>
          </table:table-cell>
          <table:table-cell table:style-name="ce41" office:value-type="string">
            <text:p>projBottomAt1m</text:p>
          </table:table-cell>
          <table:table-cell table:style-name="ce41" office:value-type="string">
            <text:p>proj2CenterX</text:p>
          </table:table-cell>
          <table:table-cell table:style-name="ce41" office:value-type="string">
            <text:p>proj2CenterY</text:p>
          </table:table-cell>
          <table:table-cell table:style-name="ce41" office:value-type="string">
            <text:p>proj2CenterZ</text:p>
          </table:table-cell>
          <table:table-cell table:style-name="ce41" office:value-type="string">
            <text:p>proj2KeystoneXTop</text:p>
          </table:table-cell>
          <table:table-cell table:style-name="ce41" office:value-type="string">
            <text:p>proj2KeystoneXBottom</text:p>
          </table:table-cell>
          <table:table-cell table:style-name="ce41" office:value-type="string">
            <text:p>proj2KeystoneY</text:p>
          </table:table-cell>
          <table:table-cell table:style-name="ce41" office:value-type="string">
            <text:p>proj2UpY</text:p>
          </table:table-cell>
          <table:table-cell table:style-name="ce41" office:value-type="string">
            <text:p>proj2LocX</text:p>
          </table:table-cell>
          <table:table-cell table:style-name="ce41" office:value-type="string">
            <text:p>proj2LocY</text:p>
          </table:table-cell>
          <table:table-cell table:style-name="ce41" office:value-type="string">
            <text:p>proj2LocZ</text:p>
          </table:table-cell>
          <table:table-cell table:style-name="ce41" office:value-type="string">
            <text:p>proj2WidthAt1m</text:p>
          </table:table-cell>
          <table:table-cell table:style-name="ce41" office:value-type="string">
            <text:p>proj2TopAt1m</text:p>
          </table:table-cell>
          <table:table-cell table:style-name="ce41" office:value-type="string">
            <text:p>proj2BottomAt1m</text:p>
          </table:table-cell>
          <table:table-cell table:style-name="ce41" office:value-type="string">
            <text:p>textureFrontier_wmin</text:p>
          </table:table-cell>
          <table:table-cell table:style-name="ce41" office:value-type="string">
            <text:p>textureFrontier_wmax</text:p>
          </table:table-cell>
          <table:table-cell table:style-name="ce41" office:value-type="string">
            <text:p>textureFrontier_hmin</text:p>
          </table:table-cell>
          <table:table-cell table:style-name="ce41" office:value-type="string">
            <text:p>textureFrontier_hmax</text:p>
          </table:table-cell>
          <table:table-cell table:style-name="ce41" office:value-type="string">
            <text:p>textureFrontier_wmin_width</text:p>
          </table:table-cell>
          <table:table-cell table:style-name="ce41" office:value-type="string">
            <text:p>textureFrontier_wmax_width</text:p>
          </table:table-cell>
          <table:table-cell table:style-name="ce41" office:value-type="string">
            <text:p>textureFrontier_hmin_width</text:p>
          </table:table-cell>
          <table:table-cell table:style-name="ce41" office:value-type="string">
            <text:p>textureFrontier_hmax_width</text:p>
          </table:table-cell>
          <table:table-cell table:style-name="ce41" office:value-type="string">
            <text:p>meshFrontier_Y</text:p>
          </table:table-cell>
          <table:table-cell table:style-name="ce41" office:value-type="string">
            <text:p>meshFrontier_width</text:p>
          </table:table-cell>
          <table:table-cell table:number-columns-repeated="39"/>
          <table:table-cell table:style-name="ce51" table:number-columns-repeated="886"/>
          <table:table-cell table:number-columns-repeated="18"/>
        </table:table-row>
        <table:table-row table:style-name="ro1">
          <table:table-cell table:style-name="ce7"/>
          <table:table-cell table:style-name="ce15" office:value-type="float" office:value="1">
            <text:p>1</text:p>
          </table:table-cell>
          <table:table-cell table:style-name="ce22" office:value-type="string">
            <text:p>0.716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004</text:p>
          </table:table-cell>
          <table:table-cell table:number-columns-repeated="3" table:style-name="ce15" office:value-type="string">
            <text:p>0.5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.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0.2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15" office:value-type="string">
            <text:p>1.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15" office:value-type="string">
            <text:p>0.055</text:p>
          </table:table-cell>
          <table:table-cell table:style-name="ce22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7"/>
          <table:table-cell table:style-name="ce7" office:value-type="float" office:value="1">
            <text:p>1</text:p>
          </table:table-cell>
          <table:table-cell table:style-name="ce23" office:value-type="string">
            <text:p>3.27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0.1</text:p>
          </table:table-cell>
          <table:table-cell table:number-columns-repeated="3" table:style-name="ce7" office:value-type="string">
            <text:p>0.5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0.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23" office:value-type="float" office:value="1000">
            <text:p>1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28">
            <text:p>128</text:p>
          </table:table-cell>
          <table:table-cell table:style-name="ce35" office:value-type="float" office:value="3">
            <text:p>3</text:p>
          </table:table-cell>
          <table:table-cell table:number-columns-repeated="3" table:style-name="ce23" office:value-type="float" office:value="1">
            <text:p>1</text:p>
          </table:table-cell>
          <table:table-cell table:style-name="ce7" office:value-type="string">
            <text:p>1.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3" office:value-type="string">
            <text:p>0.086</text:p>
          </table:table-cell>
          <table:table-cell table:style-name="ce7" office:value-type="string">
            <text:p>0.055</text:p>
          </table:table-cell>
          <table:table-cell table:style-name="ce23" office:value-type="string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23" office:value-type="string">
            <text:p>0.0036</text:p>
          </table:table-cell>
          <table:table-cell table:style-name="ce2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4" office:value-type="float" office:value="2.56">
            <text:p>2.56</text:p>
          </table:table-cell>
          <table:table-cell table:style-name="ce46" office:value-type="float" office:value="0.75">
            <text:p>0.75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12">
            <text:p>1.112</text:p>
          </table:table-cell>
          <table:table-cell table:style-name="ce47" office:value-type="float" office:value="2.395">
            <text:p>2.395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0.024">
            <text:p>0.024</text:p>
          </table:table-cell>
          <table:table-cell table:style-name="ce44" office:value-type="float" office:value="6.87">
            <text:p>6.87</text:p>
          </table:table-cell>
          <table:table-cell table:style-name="ce46" office:value-type="float" office:value="5.33">
            <text:p>5.33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86">
            <text:p>2.086</text:p>
          </table:table-cell>
          <table:table-cell table:style-name="ce47" office:value-type="float" office:value="0.55">
            <text:p>0.55</text:p>
          </table:table-cell>
          <table:table-cell table:style-name="ce47" office:value-type="float" office:value="0.215">
            <text:p>0.215</text:p>
          </table:table-cell>
          <table:table-cell table:style-name="ce46" office:value-type="float" office:value="2.38">
            <text:p>2.38</text:p>
          </table:table-cell>
          <table:table-cell table:style-name="ce46" office:value-type="float" office:value="6.14">
            <text:p>6.14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1.104">
            <text:p>1.104</text:p>
          </table:table-cell>
          <table:table-cell table:style-name="ce47" office:value-type="float" office:value="2.4">
            <text:p>2.4</text:p>
          </table:table-cell>
          <table:table-cell table:style-name="ce47" office:value-type="float" office:value="1.42">
            <text:p>1.42</text:p>
          </table:table-cell>
          <table:table-cell table:style-name="ce47" office:value-type="float" office:value="-0.05">
            <text:p>-0.05</text:p>
          </table:table-cell>
          <table:table-cell table:style-name="ce46" office:value-type="float" office:value="6.76">
            <text:p>6.76</text:p>
          </table:table-cell>
          <table:table-cell table:style-name="ce46" office:value-type="float" office:value="1.61">
            <text:p>1.61</text:p>
          </table:table-cell>
          <table:table-cell table:style-name="ce46" office:value-type="float" office:value="3.64">
            <text:p>3.64</text:p>
          </table:table-cell>
          <table:table-cell table:style-name="ce47" office:value-type="float" office:value="2.077">
            <text:p>2.077</text:p>
          </table:table-cell>
          <table:table-cell table:style-name="ce47" office:value-type="float" office:value="0.602">
            <text:p>0.602</text:p>
          </table:table-cell>
          <table:table-cell table:style-name="ce47" office:value-type="float" office:value="0.255">
            <text:p>0.255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1890">
            <text:p>1890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1024">
            <text:p>1024</text:p>
          </table:table-cell>
          <table:table-cell table:number-columns-repeated="2" table:style-name="ce47" office:value-type="float" office:value="100">
            <text:p>10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.41">
            <text:p>3.41</text:p>
          </table:table-cell>
          <table:table-cell table:style-name="ce47" office:value-type="float" office:value="0.1">
            <text:p>0.1</text:p>
          </table:table-cell>
          <table:table-cell table:number-columns-repeated="21"/>
          <table:table-cell table:style-name="ce7" table:number-columns-repeated="910"/>
          <table:table-cell table:number-columns-repeated="12"/>
        </table:table-row>
        <table:table-row table:style-name="ro1">
          <table:table-cell table:style-name="ce8"/>
          <table:table-cell table:number-columns-repeated="44" table:style-name="ce8" office:value-type="string">
            <text:p>s</text:p>
          </table:table-cell>
          <table:table-cell table:number-columns-repeated="36" table:style-name="ce45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8" table:number-columns-repeated="873"/>
          <table:table-cell table:number-columns-repeated="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75"/>
          <table:table-cell table:style-name="Default" table:number-columns-repeated="28"/>
          <table:table-cell table:style-name="ce1" table:number-columns-repeated="873"/>
          <table:table-cell table:number-columns-repeated="3"/>
        </table:table-row>
        <table:table-row table:style-name="ro1">
          <table:table-cell table:style-name="ce1" office:value-type="string">
            <text:p><text:s text:c="4"/>&lt;/scenario&gt;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table:number-columns-repeated="45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<text:s text:c="2"/>&lt;/environment&gt;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>
          <table:table-cell table:style-name="ce1" office:value-type="string">
            <text:p>&lt;/node&gt;</text:p>
          </table:table-cell>
          <table:table-cell table:style-name="ce1" table:number-columns-repeated="44"/>
          <table:table-cell table:number-columns-repeated="75"/>
          <table:table-cell table:style-name="ce1" table:number-columns-repeated="886"/>
          <table:table-cell table:number-columns-repeated="18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9/04/2015</text:date>, <text:time>19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19:16:07.12</dc:date>
    <meta:generator>OpenOffice/4.1.1$Win32 OpenOffice.org_project/411m6$Build-9775</meta:generator>
    <meta:editing-duration>P5DT19H22M20S</meta:editing-duration>
    <meta:editing-cycles>436</meta:editing-cycles>
    <dc:creator>Scenocosme </dc:creator>
    <meta:document-statistic meta:table-count="1" meta:cell-count="4709" meta:object-count="0"/>
  </office:meta>
</office:document-meta>
</file>